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Mesocycle 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natch Complex x5: Power + Drop Snatch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natch Complex x3 + Snatch x 3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ean Complex x5: Clean + Push Pres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ean Complex x3 + <text:s/>Clean x3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6">
          <table:table-cell/>
          <table:table-cell table:style-name="ce2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Deadlift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Clean Pull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natch Pull 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LDL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9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lock Pulls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4">
          <table:table-cell/>
          <table:table-cell table:style-name="ce2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Backsquat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Frontsquat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aused Backsquat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OVS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7">
          <table:table-cell/>
          <table:table-cell table:style-name="ce2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Press</text:p>
          </table:table-cell>
          <table:table-cell table:style-name="ce2" table:number-columns-repeated="8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Jerk</text:p>
          </table:table-cell>
          <table:table-cell table:style-name="ce2" table:number-columns-repeated="8"/>
          <table:table-cell table:number-columns-repeated="1014"/>
        </table:table-row>
        <table:table-row table:style-name="ro1" table:number-rows-repeated="9">
          <table:table-cell/>
          <table:table-cell table:style-name="ce2" table:number-columns-repeated="9"/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29T12:24:30.016311916</dc:date>
    <meta:editing-duration>PT8M29S</meta:editing-duration>
    <meta:editing-cycles>2</meta:editing-cycles>
    <meta:generator>LibreOffice/5.2.7.2$Linux_X86_64 LibreOffice_project/20m0$Build-2</meta:generator>
    <meta:document-statistic meta:table-count="1" meta:cell-count="52" meta:object-count="0"/>
  </office:meta>
</office:document-meta>
</file>